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aeb" officeooo:paragraph-rsid="0018d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222222222222222222222222222222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1:35:14.188615563</meta:creation-date>
    <dc:date>2018-05-18T21:35:41.725800703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34" meta:non-whitespace-character-count="34"/>
    <meta:generator>LibreOffice/6.0.3.2$Linux_x86 LibreOffice_project/00m0$Build-2</meta:generator>
  </office:meta>
</office:document-meta>
</file>